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6-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 de limpieza para  uso exclusivo de e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SOCIACIÓN COOPERATIVA EL TINGLAO,R.L, RIF: J-40170395-0, por un monto de Bs. 116.050,00, ubicada en Cr. 09 Antigua Calle Azcue, Casa Nº 249, Sector Centro Maturin Monagas, MATURIN ESTADO MONAGAS
<text:line-break/>
<text:line-break/></text:p>
      <text:p text:style-name="P11"/>
      <text:p text:style-name="P5"><text:span text:style-name="T21">En Maturín, a los </text:span><text:span text:style-name="Fuente_20_de_20_párrafo_20_predeter."><text:span text:style-name="T17"><text:s/>treinta y uno (3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